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dd0" officeooo:paragraph-rsid="0009bdd0"/>
    </style:style>
    <style:style style:name="P2" style:family="paragraph" style:parent-style-name="Standard">
      <style:text-properties officeooo:rsid="0009c410" officeooo:paragraph-rsid="0009c410"/>
    </style:style>
    <style:style style:name="P3" style:family="paragraph" style:parent-style-name="Standard">
      <style:text-properties fo:color="#19f9d8" style:font-name="Droid Sans Mono" fo:font-size="10.5pt" fo:font-weight="normal" officeooo:rsid="0009c410" officeooo:paragraph-rsid="0009c410" fo:background-color="#292a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$!z2BX.9#?e5b!h</text:p>
      <text:p text:style-name="Standard">/html/body/div[3]/div/div[1]/div/main/div[2]/div[2]/div</text:p>
      <text:p text:style-name="Standard">/html/body/div[3]/div/div[1]/div/main/div[2]/div[2]/div/div/div[2]/div/button</text:p>
      <text:p text:style-name="Standard">/html/body/div[3]/div/div[1]/div/main/div[2]/div[2]/div</text:p>
      <text:p text:style-name="Standard">/html/body/div[3]/div/div[1]/div/main/div[2]/div[2]/div/div/div[2]/div/button</text:p>
      <text:p text:style-name="Standard">/html/body/div[3]/div/div[1]/div/main/div[2]/div[2]/div</text:p>
      <text:p text:style-name="Standard">/html/body/div[3]/div/div[1]/div/main/div[2]/div[2]/div/div/div[2]/div/button</text:p>
      <text:p text:style-name="Standard"/>
      <text:p text:style-name="P1">final</text:p>
      <text:p text:style-name="P1">/html/body/div[3]/div/div/div/main/div[2]/div[2]/div</text:p>
      <text:p text:style-name="P1">/html/body/div[3]/div/div/div/main/div[2]/div[2]/div/div/div[2]/div/button</text:p>
      <text:p text:style-name="P1"/>
      <text:p text:style-name="P1">post apply button</text:p>
      <text:p text:style-name="P1">/html/body/div[3]/div/div/div/div/div[1]/main/div[4]/button</text:p>
      <text:p text:style-name="P1">/html/body/div[3]/div/div[1]/div/div[2]/button</text:p>
      <text:p text:style-name="P1"/>
      <text:p text:style-name="P1"/>
      <text:p text:style-name="P2">apply button</text:p>
      <text:p text:style-name="P3">/html/body/main/div/div[1]/div/div/div[5]/div[2]/div/div/div/div/div/div/div/div[1]/div/div[1]/div[1]/div[3]/div/div[2]/div/div/span/div[2]/button</text:p>
      <text:p text:style-name="P2"/>
      <text:p text:style-name="P2">/html/body/main/div/div[1]/div/div/div[5]/div[2]/div/div/div/div/div/div/div/div[1]/div/div[1]/div[1]/div[3]/div/div[2]/div/div/span/div[2]/butt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5:44:24.126436700</meta:creation-date>
    <dc:date>2022-10-29T18:04:55.558166686</dc:date>
    <meta:editing-duration>PT19M40S</meta:editing-duration>
    <meta:editing-cycles>1</meta:editing-cycles>
    <meta:document-statistic meta:table-count="0" meta:image-count="0" meta:object-count="0" meta:page-count="1" meta:paragraph-count="16" meta:word-count="19" meta:character-count="968" meta:non-whitespace-character-count="965"/>
    <meta:generator>LibreOffice/6.4.7.2$Linux_X86_64 LibreOffice_project/40$Build-2</meta:generator>
  </office:meta>
</office:document-meta>
</file>